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16.48cm" table:align="margins" style:writing-mode="lr-tb"/>
    </style:style>
    <style:style style:name="Table2.A" style:family="table-column">
      <style:table-column-properties style:column-width="8.241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48cm" table:align="margins" style:writing-mode="lr-tb"/>
    </style:style>
    <style:style style:name="Table2.A" style:family="table-column">
      <style:table-column-properties style:column-width="8.241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Standard">
      <style:paragraph-properties fo:margin-top="35.228cm" fo:margin-bottom="0.282cm" loext:contextual-spacing="false" style:page-number="auto"/>
    </style:style>
    <style:style style:name="P2" style:family="paragraph" style:parent-style-name="Title">
      <style:text-properties officeooo:rsid="0016d00e" officeooo:paragraph-rsid="0016d00e"/>
    </style:style>
    <style:style style:name="P3" style:family="paragraph" style:parent-style-name="No_20_Spacing">
      <style:text-properties officeooo:rsid="0016d00e" officeooo:paragraph-rsid="0016d00e"/>
    </style:style>
    <style:style style:name="P4" style:family="paragraph" style:parent-style-name="No_20_Spacing" style:list-style-name="WWNum6">
      <style:text-properties officeooo:rsid="00170ba4" officeooo:paragraph-rsid="00170ba4"/>
    </style:style>
    <style:style style:name="P5" style:family="paragraph" style:parent-style-name="No_20_Spacing" style:list-style-name="WWNum6">
      <style:text-properties officeooo:rsid="0017405e" officeooo:paragraph-rsid="0017405e"/>
    </style:style>
    <style:style style:name="P6" style:family="paragraph" style:parent-style-name="No_20_Spacing" style:list-style-name="WWNum6">
      <style:text-properties officeooo:rsid="001c9f8f" officeooo:paragraph-rsid="001e75be"/>
    </style:style>
    <style:style style:name="P7" style:family="paragraph" style:parent-style-name="Styl1">
      <style:text-properties officeooo:rsid="00192b61" officeooo:paragraph-rsid="00192b61"/>
    </style:style>
    <style:style style:name="P8" style:family="paragraph" style:parent-style-name="Styl1">
      <style:paragraph-properties fo:margin-top="0.423cm" fo:margin-bottom="0.282cm" loext:contextual-spacing="false"/>
    </style:style>
    <style:style style:name="P9" style:family="paragraph" style:parent-style-name="Table_20_Contents">
      <style:text-properties style:font-name="Arial Black" fo:font-size="12pt" style:font-name-asian="F" style:font-size-asian="12pt" style:font-name-complex="Times New Roman" style:font-size-complex="12pt"/>
    </style:style>
    <style:style style:name="P10" style:family="paragraph" style:parent-style-name="Table_20_Contents">
      <style:text-properties style:font-name="Arial Black" fo:font-size="12pt" officeooo:rsid="001b2178" officeooo:paragraph-rsid="001b2178" style:font-name-asian="F" style:font-size-asian="12pt" style:font-name-complex="Times New Roman" style:font-size-complex="12pt"/>
    </style:style>
    <style:style style:name="P11" style:family="paragraph" style:parent-style-name="Table_20_Contents">
      <style:text-properties style:font-name="Arial Black" fo:font-size="12pt" fo:font-weight="bold" style:font-name-asian="F" style:font-size-asian="12pt" style:font-weight-asian="bold" style:font-name-complex="Times New Roman" style:font-size-complex="12pt" style:font-weight-complex="bold"/>
    </style:style>
    <style:style style:name="P12" style:family="paragraph" style:parent-style-name="Table_20_Contents">
      <style:text-properties style:font-name="Arial Black" fo:font-size="12pt" fo:font-weight="bold" officeooo:rsid="001b2178" officeooo:paragraph-rsid="001b2178" style:font-name-asian="F" style:font-size-asian="12pt" style:font-weight-asian="bold" style:font-name-complex="Times New Roman" style:font-size-complex="12pt" style:font-weight-complex="bold"/>
    </style:style>
    <style:style style:name="P13" style:family="paragraph" style:parent-style-name="Table_20_Contents">
      <style:text-properties style:font-name="Arial Black" fo:font-size="12pt" fo:font-weight="bold" officeooo:rsid="001e75be" officeooo:paragraph-rsid="001e75be" style:font-name-asian="F" style:font-size-asian="12pt" style:font-weight-asian="bold" style:font-name-complex="Times New Roman" style:font-size-complex="12pt" style:font-weight-complex="bold"/>
    </style:style>
    <style:style style:name="P14" style:family="paragraph">
      <loext:graphic-properties draw:fill="solid" draw:fill-color="#333f4f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font-size="12pt" fo:language="en" fo:country="US" officeooo:rsid="00170ba4" style:font-size-asian="12pt" style:font-size-complex="12pt"/>
    </style:style>
    <style:style style:name="T4" style:family="text">
      <style:text-properties fo:font-size="12pt" fo:language="en" fo:country="US" officeooo:rsid="0017405e" style:font-size-asian="12pt" style:font-size-complex="12pt"/>
    </style:style>
    <style:style style:name="T5" style:family="text">
      <style:text-properties fo:font-size="12pt" fo:language="en" fo:country="US" officeooo:rsid="001b2178" style:font-size-asian="12pt" style:font-size-complex="12pt"/>
    </style:style>
    <style:style style:name="T6" style:family="text">
      <style:text-properties fo:font-size="12pt" fo:language="en" fo:country="US" officeooo:rsid="001c9f8f" style:font-size-asian="12pt" style:font-size-complex="12pt"/>
    </style:style>
    <style:style style:name="T7" style:family="text">
      <style:text-properties fo:font-size="12pt" fo:language="en" fo:country="US" officeooo:rsid="001e75be" style:font-size-asian="12pt" style:font-size-complex="12pt"/>
    </style:style>
    <style:style style:name="T8" style:family="text">
      <style:text-properties fo:font-size="12pt" fo:language="en" fo:country="US" fo:font-weight="bold" style:font-size-asian="12pt" style:font-weight-asian="bold" style:font-size-complex="12pt"/>
    </style:style>
    <style:style style:name="T9" style:family="text">
      <style:text-properties fo:font-size="12pt" fo:language="en" fo:country="US" fo:font-weight="bold" officeooo:rsid="00170ba4" style:font-size-asian="12pt" style:font-weight-asian="bold" style:font-size-complex="12pt"/>
    </style:style>
    <style:style style:name="T10" style:family="text">
      <style:text-properties fo:font-size="12pt" fo:language="en" fo:country="US" fo:font-weight="bold" officeooo:rsid="0017405e" style:font-size-asian="12pt" style:font-weight-asian="bold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170ba4" style:font-size-asian="12pt" style:font-size-complex="12pt"/>
    </style:style>
    <style:style style:name="T13" style:family="text">
      <style:text-properties fo:font-size="12pt" officeooo:rsid="001b2178" style:font-size-asian="12pt" style:font-size-complex="12pt"/>
    </style:style>
    <style:style style:name="T14" style:family="text">
      <style:text-properties fo:color="#ffffff" style:font-name="Arial Black" fo:font-size="33pt" style:font-size-asian="33pt" style:font-size-complex="33pt"/>
    </style:style>
    <style:style style:name="T15" style:family="text">
      <style:text-properties fo:color="#ffffff" fo:font-size="12pt" fo:language="en" fo:country="US" style:font-size-asian="12pt" style:font-size-complex="12pt"/>
    </style:style>
    <style:style style:name="T16" style:family="text">
      <style:text-properties fo:color="#ffffff" fo:font-size="12pt" fo:language="en" fo:country="US" officeooo:rsid="0016d00e" style:font-size-asian="12pt" style:font-size-complex="12pt"/>
    </style:style>
    <style:style style:name="T17" style:family="text">
      <style:text-properties fo:color="#ffffff" fo:font-size="12pt" fo:language="en" fo:country="US" style:text-underline-style="solid" style:text-underline-width="auto" style:text-underline-color="font-color" style:font-size-asian="12pt" style:font-size-complex="12pt"/>
    </style:style>
    <style:style style:name="T18" style:family="text">
      <style:text-properties fo:color="#ffffff" fo:font-size="12pt" fo:language="en" fo:country="US" style:text-underline-style="solid" style:text-underline-width="auto" style:text-underline-color="font-color" officeooo:rsid="0016d00e" style:font-size-asian="12pt" style:font-size-complex="12pt"/>
    </style:style>
    <style:style style:name="T19" style:family="text">
      <style:text-properties officeooo:rsid="001b2178"/>
    </style:style>
    <style:style style:name="T20" style:family="text">
      <style:text-properties officeooo:rsid="001e75be"/>
    </style:style>
    <style:style style:name="gr1" style:family="graphic">
      <style:graphic-properties draw:stroke="none" svg:stroke-width="0.035cm" draw:stroke-linejoin="miter" draw:fill="solid" draw:fill-color="#333f4f" draw:textarea-vertical-align="top" draw:auto-grow-height="false" fo:min-height="6.604cm" fo:min-width="17.281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.026cm" draw:stroke-linejoin="miter" draw:fill="none" draw:textarea-vertical-align="top" draw:auto-grow-height="true" fo:min-height="0cm" fo:min-width="0cm" fo:padding-top="0.127cm" fo:padding-bottom="0.127cm" fo:padding-left="0.254cm" fo:padding-right="0.254cm" fo:wrap-option="wrap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3" style:family="graphic" style:parent-style-name="Frame">
      <style:graphic-properties draw:stroke="none" svg:stroke-width="0.026cm" draw:stroke-linejoin="miter" draw:fill="none" draw:textarea-vertical-align="top" draw:auto-grow-height="false" fo:min-height="1.349cm" fo:min-width="15.792cm" fo:padding-top="0.127cm" fo:padding-bottom="0.127cm" fo:padding-left="0.254cm" fo:padding-right="0.254cm" fo:wrap-option="wrap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none" svg:stroke-width="0.026cm" draw:stroke-linejoin="miter" draw:fill="none" draw:textarea-vertical-align="top" draw:auto-grow-height="false" fo:min-height="22.04cm" fo:min-width="16.48cm" fo:padding-top="0.127cm" fo:padding-bottom="0.127cm" fo:padding-left="0.254cm" fo:padding-right="0.254cm" fo:wrap-option="wrap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3" draw:name="Pole tekstowe 2" draw:style-name="gr4" draw:text-style-name="P15" svg:width="16.987cm" svg:height="22.293cm" svg:x="-0.385cm" svg:y="4.68cm"><text:p text:style-name="Styl1"><text:span text:style-name="T1">Summary</text:span></text:p><text:p text:style-name="Frame_20_contents"><text:span text:style-name="T11">General tech enthusiast with an interest in cloud development and architecture, DevOps, and automation. Has been working </text:span><text:span text:style-name="T12">as a </text:span><text:span text:style-name="T11">full stack developer for the past 6 years mostly within Java (Spring) and JS (React and Angular), with a recent focus on the cloud. Apart from that I'm generally found </text:span><text:span text:style-name="T13">golfing,</text:span><text:span text:style-name="T11"> walking the </text:span><text:span text:style-name="T13">local </text:span><text:span text:style-name="T11">trails , or sitting on the patio of a craft brewery enjoying a drink.</text:span></text:p><text:p text:style-name="P7"><text:span text:style-name="T1">Skills, Languages and Frameworks</text:span></text:p><loext:table table:name="Table2" table:style-name="Table2"><loext:table-column table:style-name="Table2.A" table:number-columns-repeated="2"/><loext:table-row><loext:table-cell table:style-name="Table2.A1" office:value-type="string"><text:p text:style-name="P12">Java</text:p></loext:table-cell><loext:table-cell table:style-name="Table2.B1" office:value-type="string"><text:p text:style-name="P9">Spring (MVC, Boot, Data, etc.), JPA, Flowable (Workflow Engine)</text:p></loext:table-cell></loext:table-row><loext:table-row><loext:table-cell table:style-name="Table2.A2" office:value-type="string"><text:p text:style-name="P12">JavaScript</text:p></loext:table-cell><loext:table-cell table:style-name="Table2.B2" office:value-type="string"><text:p text:style-name="P9">React, <text:span text:style-name="T19">Angular, TypeScript</text:span></text:p></loext:table-cell></loext:table-row><loext:table-row><loext:table-cell table:style-name="Table2.A4" office:value-type="string"><text:p text:style-name="P13">AWS</text:p></loext:table-cell><loext:table-cell table:style-name="Table2.B4" office:value-type="string"><text:p text:style-name="P9">CloudFormation, S3, <text:span text:style-name="T20">CloudFront, DynamoDB, </text:span>Cognito, IAM</text:p></loext:table-cell></loext:table-row><loext:table-row><loext:table-cell table:style-name="Table2.A4" office:value-type="string"><text:p text:style-name="P12">DevOps</text:p></loext:table-cell><loext:table-cell table:style-name="Table2.B4" office:value-type="string"><text:p text:style-name="P10">Jenkins, GitHub Actions, GitLab CI</text:p></loext:table-cell></loext:table-row><loext:table-row><loext:table-cell table:style-name="Table2.A5" office:value-type="string"><text:p text:style-name="P12">Tools</text:p></loext:table-cell><loext:table-cell table:style-name="Table2.B5" office:value-type="string"><text:p text:style-name="P9">Git, IntelliJ, Eclipse/STS, VS Code</text:p></loext:table-cell></loext:table-row><loext:table-row><loext:table-cell table:style-name="Table2.A6" office:value-type="string"><text:p text:style-name="P11">Infrastucture as Code</text:p></loext:table-cell><loext:table-cell table:style-name="Table2.B6" office:value-type="string"><text:p text:style-name="P9">AWS CloudFormation <text:span text:style-name="T19">&amp; </text:span>SAM, Terraform, Ansible</text:p></loext:table-cell></loext:table-row></loext:table><text:p text:style-name="P8"><text:span text:style-name="T1">Experience</text:span></text:p><text:p text:style-name="No_20_Spacing"><text:span text:style-name="T9">Software Developer/</text:span><text:span text:style-name="T10">Consultant</text:span><text:span text:style-name="T2"> - 0</text:span><text:span text:style-name="T3">4</text:span><text:span text:style-name="T2">/2015 to </text:span><text:span text:style-name="T3">Present</text:span></text:p><text:p text:style-name="No_20_Spacing"><text:span text:style-name="T9">Accreon</text:span><text:span text:style-name="T2">, </text:span><text:span text:style-name="T3">Fredericton</text:span></text:p><text:list xml:id="list1861801737" text:style-name="WWNum6"><text:list-item><text:p text:style-name="P4"><text:span text:style-name="T2">Work </text:span><text:span text:style-name="T4">within </text:span><text:span text:style-name="T2">a </text:span><text:span text:style-name="T4">s</text:span><text:span text:style-name="T2">crum team in a leadership role to </text:span><text:span text:style-name="T7">plan</text:span><text:span text:style-name="T2">, </text:span><text:span text:style-name="T7">architect</text:span><text:span text:style-name="T2">, execute, and maintain </text:span><text:span text:style-name="T4">projects</text:span></text:p></text:list-item><text:list-item><text:p text:style-name="P5"><text:span text:style-name="T2">Work directly with clients to gather requirements and plan </text:span><text:span text:style-name="T5">and </text:span><text:span text:style-name="T6">solutions</text:span></text:p></text:list-item><text:list-item><text:p text:style-name="P6"><text:span text:style-name="T2">Work with, guide, </text:span><text:span text:style-name="T7">and provide feedback for</text:span><text:span text:style-name="T2"> </text:span><text:span text:style-name="T7">j</text:span><text:span text:style-name="T2">unior</text:span><text:span text:style-name="T7">s on the team</text:span></text:p></text:list-item></text:list><text:p text:style-name="Styl1"><text:span text:style-name="T1">Education</text:span></text:p><text:p text:style-name="No_20_Spacing"><text:span text:style-name="T9">Information Technology: Programmer Analyst</text:span><text:span text:style-name="T8"> </text:span><text:span text:style-name="T2">- </text:span><text:span text:style-name="T3">2015</text:span></text:p><text:p text:style-name="No_20_Spacing"><text:span text:style-name="T9">New Brunswick Community College</text:span><text:span text:style-name="T2">, </text:span><text:span text:style-name="T3">Fredericton NB</text:span></text:p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Pole tekstowe 2" draw:style-name="gr3" draw:text-style-name="P15" svg:width="16.299cm" svg:height="1.602cm" svg:x="-0.173cm" svg:y="2.073cm"><text:p text:style-name="P2"><text:span text:style-name="T14">Mitch Bilensky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height="20%" draw:z-index="1" draw:name="Pole tekstowe 2" draw:style-name="gr2" draw:text-style-name="P15" svg:width="16.087cm" svg:height="1.99cm" svg:x="-0.173cm" svg:y="0.083cm"><text:p text:style-name="No_20_Spacing"><text:a xlink:type="simple" xlink:href="mailto:mitch.bilensky@gmail.com" text:style-name="Internet_20_link" text:visited-style-name="Visited_20_Internet_20_Link"><text:span text:style-name="T18">mitch.bilensky</text:span></text:a><text:a xlink:type="simple" xlink:href="mailto:mitch.bilensky@gmail.com" text:style-name="Internet_20_link" text:visited-style-name="Visited_20_Internet_20_Link"><text:span text:style-name="T17">@</text:span></text:a><text:a xlink:type="simple" xlink:href="mailto:mitch.bilensky@gmail.com" text:style-name="Internet_20_link" text:visited-style-name="Visited_20_Internet_20_Link"><text:span text:style-name="T18">g</text:span></text:a><text:a xlink:type="simple" xlink:href="mailto:mitch.bilensky@gmail.com" text:style-name="Internet_20_link" text:visited-style-name="Visited_20_Internet_20_Link"><text:span text:style-name="T17">mail.com</text:span></text:a><text:span text:style-name="T17"> </text:span></text:p><text:p text:style-name="No_20_Spacing"><text:a xlink:type="simple" xlink:href="https://www.linkedin.com/in/mitchbilensky/" text:style-name="Internet_20_link" text:visited-style-name="Visited_20_Internet_20_Link"><text:span text:style-name="T17">https://www.linkedin.com/in/mitchbilensky/</text:span></text:a></text:p><text:p text:style-name="P3"><text:a xlink:type="simple" xlink:href="https://mitch.bilensky.ca/" text:style-name="Internet_20_link" text:visited-style-name="Visited_20_Internet_20_Link"><text:span text:style-name="T17">https://mitch.bilensky.ca</text:span></text:a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Prostokąt 2" draw:style-name="gr1" draw:text-style-name="P14" svg:width="17.781cm" svg:height="6.853cm" svg:x="-0.861cm" svg:y="-2.60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pl" fo:country="PL" style:letter-kerning="false" style:font-name-asian="F" style:font-size-asian="10.5pt" style:language-asian="en" style:country-asian="US" style:font-name-complex="Arial" style:font-size-complex="10.5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0.5pt" fo:language="pl" fo:country="PL" style:letter-kerning="false" style:font-name-asian="F" style:font-size-asian="10.5pt" style:language-asian="en" style:country-asian="US" style:font-name-complex="Arial" style:font-size-complex="10.5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35cm" fo:margin-bottom="0.212cm" loext:contextual-spacing="false" fo:line-height="100%" fo:keep-together="always" fo:padding-left="0cm" fo:padding-right="0cm" fo:padding-top="0cm" fo:padding-bottom="0.071cm" fo:border-left="none" fo:border-right="none" fo:border-top="none" fo:border-bottom="0.51pt solid #ed7d31" fo:keep-with-next="always"/>
      <style:text-properties fo:color="#262626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12cm" fo:margin-bottom="0cm" loext:contextual-spacing="false" fo:line-height="100%" fo:keep-together="always" fo:keep-with-next="always"/>
      <style:text-properties fo:color="#ed7d31" style:font-name="Calibri Light" fo:font-family="'Calibri Light'" style:font-family-generic="roman" style:font-pitch="variable" fo:font-size="18pt" style:font-name-asian="F" style:font-family-generic-asian="system" style:font-pitch-asian="variable" style:font-size-asian="18pt" style:font-name-complex="Times New Roman" style:font-family-complex="'Times New Roman'" style:font-family-generic-complex="system" style:font-pitch-complex="variable" style:font-size-complex="18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41cm" fo:margin-bottom="0cm" loext:contextual-spacing="false" fo:line-height="100%" fo:keep-together="always" fo:keep-with-next="always"/>
      <style:text-properties fo:color="#c45911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41cm" fo:margin-bottom="0cm" loext:contextual-spacing="false" fo:line-height="100%" fo:keep-together="always" fo:keep-with-next="always"/>
      <style:text-properties fo:color="#833c0b" style:font-name="Calibri Light" fo:font-family="'Calibri Light'" style:font-family-generic="roman" style:font-pitch="variable" fo:font-size="14pt" fo:font-style="italic" style:font-name-asian="F" style:font-family-generic-asian="system" style:font-pitch-asian="variable" style:font-size-asian="14pt" style:font-style-asian="italic" style:font-name-complex="Times New Roman" style:font-family-complex="'Times New Roman'" style:font-family-generic-complex="system" style:font-pitch-complex="variable" style:font-size-complex="14pt" style:font-style-complex="italic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41cm" fo:margin-bottom="0cm" loext:contextual-spacing="false" fo:line-height="100%" fo:keep-together="always" fo:keep-with-next="always"/>
      <style:text-properties fo:color="#c45911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41cm" fo:margin-bottom="0cm" loext:contextual-spacing="false" fo:line-height="100%" fo:keep-together="always" fo:keep-with-next="always"/>
      <style:text-properties fo:color="#833c0b" style:font-name="Calibri Light" fo:font-family="'Calibri Light'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41cm" fo:margin-bottom="0cm" loext:contextual-spacing="false" fo:line-height="100%" fo:keep-together="always" fo:keep-with-next="always"/>
      <style:text-properties fo:color="#833c0b" style:font-name="Calibri Light" fo:font-family="'Calibri Light'" style:font-family-generic="roman" style:font-pitch="variable" fo:font-size="11pt" fo:font-weight="bold" style:font-name-asian="F" style:font-family-generic-asian="system" style:font-pitch-asian="variable" style:font-size-asian="11pt" style:font-weight-asian="bold" style:font-name-complex="Times New Roman" style:font-family-complex="'Times New Roman'" style:font-family-generic-complex="system" style:font-pitch-complex="variable" style:font-size-complex="11pt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141cm" fo:margin-bottom="0cm" loext:contextual-spacing="false" fo:line-height="100%" fo:keep-together="always" fo:keep-with-next="always"/>
      <style:text-properties fo:color="#833c0b" style:font-name="Calibri Light" fo:font-family="'Calibri Light'" style:font-family-generic="roman" style:font-pitch="variable" fo:font-size="11pt" style:font-name-asian="F" style:font-family-generic-asian="system" style:font-pitch-asian="variable" style:font-size-asian="11pt" style:font-name-complex="Times New Roman" style:font-family-complex="'Times New Roman'" style:font-family-generic-complex="system" style:font-pitch-complex="variable" style:font-size-complex="11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141cm" fo:margin-bottom="0cm" loext:contextual-spacing="false" fo:line-height="100%" fo:keep-together="always" fo:keep-with-next="always"/>
      <style:text-properties fo:color="#833c0b" style:font-name="Calibri Light" fo:font-family="'Calibri Light'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Times New Roman" style:font-family-complex="'Times New Roman'" style:font-family-generic-complex="system" style:font-pitch-complex="variable" style:font-size-complex="11pt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fo:color="#262626" style:font-name="Calibri Light" fo:font-family="'Calibri Light'" style:font-family-generic="roman" style:font-pitch="variable" fo:font-size="48pt" style:font-name-asian="F" style:font-family-generic-asian="system" style:font-pitch-asian="variable" style:font-size-asian="48pt" style:font-name-complex="Times New Roman" style:font-family-complex="'Times New Roman'" style:font-family-generic-complex="system" style:font-pitch-complex="variable" style:font-size-complex="48pt"/>
    </style:style>
    <style:style style:name="caption" style:family="paragraph" style:parent-style-name="Standard" style:default-outline-level="">
      <style:paragraph-properties fo:line-height="100%"/>
      <style:text-properties fo:color="#404040" fo:font-size="8pt" fo:font-weight="bold" style:font-size-asian="8pt" style:font-weight-asian="bold" style:font-size-complex="8pt" style:font-weight-complex="bold"/>
    </style:style>
    <style:style style:name="Subtitle" style:family="paragraph" style:parent-style-name="Standard" style:default-outline-level="" style:class="chapter">
      <style:paragraph-properties fo:margin-top="0cm" fo:margin-bottom="0.423cm" loext:contextual-spacing="false"/>
      <style:text-properties fo:text-transform="uppercase" fo:color="#404040" fo:font-size="14pt" fo:letter-spacing="0.035cm" style:font-size-asian="14pt" style:font-size-complex="14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default-outline-level="">
      <style:paragraph-properties fo:margin-left="1.27cm" fo:margin-right="1.27cm" fo:margin-top="0.282cm" fo:margin-bottom="0.282cm" loext:contextual-spacing="false" fo:text-align="center" style:justify-single-word="false" fo:text-indent="0cm" style:auto-text-indent="false"/>
      <style:text-properties fo:color="#000000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Intense_20_Quote" style:display-name="Intense Quote" style:family="paragraph" style:parent-style-name="Standard" style:default-outline-level="">
      <style:paragraph-properties fo:margin-left="1.651cm" fo:margin-right="1.651cm" fo:margin-top="0.423cm" fo:margin-bottom="0.423cm" loext:contextual-spacing="false" fo:line-height="100%" fo:text-align="center" style:justify-single-word="false" fo:text-indent="0cm" style:auto-text-indent="false" fo:padding-left="0cm" fo:padding-right="0cm" fo:padding-top="0.141cm" fo:padding-bottom="0cm" fo:border-left="none" fo:border-right="none" fo:border-top="3pt solid #ed7d31" fo:border-bottom="none"/>
      <style:text-properties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TOC_20_Heading" style:display-name="TOC Heading" style:family="paragraph" style:parent-style-name="Heading_20_1" style:default-outline-level=""/>
    <style:style style:name="Styl1" style:family="paragraph" style:parent-style-name="Heading_20_1" style:default-outline-level="">
      <style:paragraph-properties fo:padding-left="0cm" fo:padding-right="0cm" fo:padding-top="0cm" fo:padding-bottom="0.071cm" fo:border-left="none" fo:border-right="none" fo:border-top="none" fo:border-bottom="0.51pt solid #323e4f"/>
      <style:text-properties style:font-name="Arial Black" fo:font-family="'Arial Black'" style:font-family-generic="roman" style:font-pitch="variable" fo:font-size="16pt" style:font-size-asian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ytuł_20_Znak" style:display-name="Tytuł Znak" style:family="text" style:parent-style-name="Default_20_Paragraph_20_Font">
      <style:text-properties fo:color="#262626" style:font-name="Calibri Light" fo:font-family="'Calibri Light'" style:font-family-generic="roman" style:font-pitch="variable" fo:font-size="48pt" style:font-name-asian="F" style:font-family-generic-asian="system" style:font-pitch-asian="variable" style:font-size-asian="48pt" style:font-name-complex="Times New Roman" style:font-family-complex="'Times New Roman'" style:font-family-generic-complex="system" style:font-pitch-complex="variable" style:font-size-complex="48pt"/>
    </style:style>
    <style:style style:name="Nagłówek_20_1_20_Znak" style:display-name="Nagłówek 1 Znak" style:family="text" style:parent-style-name="Default_20_Paragraph_20_Font">
      <style:text-properties fo:color="#262626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/>
    </style:style>
    <style:style style:name="Nagłówek_20_2_20_Znak" style:display-name="Nagłówek 2 Znak" style:family="text" style:parent-style-name="Default_20_Paragraph_20_Font">
      <style:text-properties fo:color="#ed7d31" style:font-name="Calibri Light" fo:font-family="'Calibri Light'" style:font-family-generic="roman" style:font-pitch="variable" fo:font-size="18pt" style:font-name-asian="F" style:font-family-generic-asian="system" style:font-pitch-asian="variable" style:font-size-asian="18pt" style:font-name-complex="Times New Roman" style:font-family-complex="'Times New Roman'" style:font-family-generic-complex="system" style:font-pitch-complex="variable" style:font-size-complex="18pt"/>
    </style:style>
    <style:style style:name="Nagłówek_20_3_20_Znak" style:display-name="Nagłówek 3 Znak" style:family="text" style:parent-style-name="Default_20_Paragraph_20_Font">
      <style:text-properties fo:color="#c45911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Nagłówek_20_4_20_Znak" style:display-name="Nagłówek 4 Znak" style:family="text" style:parent-style-name="Default_20_Paragraph_20_Font">
      <style:text-properties fo:color="#833c0b" style:font-name="Calibri Light" fo:font-family="'Calibri Light'" style:font-family-generic="roman" style:font-pitch="variable" fo:font-size="14pt" fo:font-style="italic" style:font-name-asian="F" style:font-family-generic-asian="system" style:font-pitch-asian="variable" style:font-size-asian="14pt" style:font-style-asian="italic" style:font-name-complex="Times New Roman" style:font-family-complex="'Times New Roman'" style:font-family-generic-complex="system" style:font-pitch-complex="variable" style:font-size-complex="14pt" style:font-style-complex="italic"/>
    </style:style>
    <style:style style:name="Nagłówek_20_5_20_Znak" style:display-name="Nagłówek 5 Znak" style:family="text" style:parent-style-name="Default_20_Paragraph_20_Font">
      <style:text-properties fo:color="#c45911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Nagłówek_20_6_20_Znak" style:display-name="Nagłówek 6 Znak" style:family="text" style:parent-style-name="Default_20_Paragraph_20_Font">
      <style:text-properties fo:color="#833c0b" style:font-name="Calibri Light" fo:font-family="'Calibri Light'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Nagłówek_20_7_20_Znak" style:display-name="Nagłówek 7 Znak" style:family="text" style:parent-style-name="Default_20_Paragraph_20_Font">
      <style:text-properties fo:color="#833c0b" style:font-name="Calibri Light" fo:font-family="'Calibri Light'" style:font-family-generic="roman" style:font-pitch="variable" fo:font-size="11pt" fo:font-weight="bold" style:font-name-asian="F" style:font-family-generic-asian="system" style:font-pitch-asian="variable" style:font-size-asian="11pt" style:font-weight-asian="bold" style:font-name-complex="Times New Roman" style:font-family-complex="'Times New Roman'" style:font-family-generic-complex="system" style:font-pitch-complex="variable" style:font-size-complex="11pt" style:font-weight-complex="bold"/>
    </style:style>
    <style:style style:name="Nagłówek_20_8_20_Znak" style:display-name="Nagłówek 8 Znak" style:family="text" style:parent-style-name="Default_20_Paragraph_20_Font">
      <style:text-properties fo:color="#833c0b" style:font-name="Calibri Light" fo:font-family="'Calibri Light'" style:font-family-generic="roman" style:font-pitch="variable" fo:font-size="11pt" style:font-name-asian="F" style:font-family-generic-asian="system" style:font-pitch-asian="variable" style:font-size-asian="11pt" style:font-name-complex="Times New Roman" style:font-family-complex="'Times New Roman'" style:font-family-generic-complex="system" style:font-pitch-complex="variable" style:font-size-complex="11pt"/>
    </style:style>
    <style:style style:name="Nagłówek_20_9_20_Znak" style:display-name="Nagłówek 9 Znak" style:family="text" style:parent-style-name="Default_20_Paragraph_20_Font">
      <style:text-properties fo:color="#833c0b" style:font-name="Calibri Light" fo:font-family="'Calibri Light'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Times New Roman" style:font-family-complex="'Times New Roman'" style:font-family-generic-complex="system" style:font-pitch-complex="variable" style:font-size-complex="11pt" style:font-style-complex="italic"/>
    </style:style>
    <style:style style:name="Podtytuł_20_Znak" style:display-name="Podtytuł Znak" style:family="text" style:parent-style-name="Default_20_Paragraph_20_Font">
      <style:text-properties fo:text-transform="uppercase" fo:color="#404040" fo:font-size="14pt" fo:letter-spacing="0.035cm" style:font-size-asian="14pt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color="#000000" fo:font-style="italic" style:font-style-asian="italic" style:font-style-complex="italic"/>
    </style:style>
    <style:style style:name="Cytat_20_Znak" style:display-name="Cytat Znak" style:family="text" style:parent-style-name="Default_20_Paragraph_20_Font">
      <style:text-properties fo:color="#000000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Cytat_20_intensywny_20_Znak" style:display-name="Cytat intensywny Znak" style:family="text" style:parent-style-name="Default_20_Paragraph_20_Font">
      <style:text-properties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variant="normal" fo:text-transform="none" fo:color="#ed7d31" style:text-line-through-style="none" style:text-line-through-type="none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fo:letter-spacing="normal" style:text-underline-style="solid" style:text-underline-width="auto" style:text-underline-color="#7f7f7f"/>
    </style:style>
    <style:style style:name="Intense_20_Reference" style:display-name="Intense Reference" style:family="text" style:parent-style-name="Default_20_Paragraph_20_Font">
      <style:text-properties fo:font-variant="small-caps" style:use-window-font-color="true" fo:letter-spacing="normal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normal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Styl1_20_Znak" style:display-name="Styl1 Znak" style:family="text" style:parent-style-name="Nagłówek_20_1_20_Znak">
      <style:text-properties fo:color="#262626" style:font-name="Arial Black" fo:font-family="'Arial Black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2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01cm" fo:margin-bottom="1.50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rbo</meta:initial-creator>
    <meta:editing-cycles>7</meta:editing-cycles>
    <meta:print-date>2019-05-20T10:46:00</meta:print-date>
    <meta:creation-date>2019-05-20T10:45:00</meta:creation-date>
    <dc:date>2021-04-05T01:30:00.401610618</dc:date>
    <meta:editing-duration>PT11M50S</meta:editing-duration>
    <meta:generator>LibreOffice/6.0.7.3$Linux_X86_64 LibreOffice_project/00m0$Build-3</meta:generator>
    <meta:document-statistic meta:table-count="1" meta:image-count="0" meta:object-count="0" meta:page-count="1" meta:paragraph-count="28" meta:word-count="182" meta:character-count="1258" meta:non-whitespace-character-count="110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